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4.19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487cm"/>
    </style:style>
    <style:style style:name="co9" style:family="table-column">
      <style:table-column-properties fo:break-before="auto" style:column-width="4.096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77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808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4.064cm"/>
    </style:style>
    <style:style style:name="co16" style:family="table-column">
      <style:table-column-properties fo:break-before="auto" style:column-width="3.903cm"/>
    </style:style>
    <style:style style:name="co17" style:family="table-column">
      <style:table-column-properties fo:break-before="auto" style:column-width="4.256cm"/>
    </style:style>
    <style:style style:name="co18" style:family="table-column">
      <style:table-column-properties fo:break-before="auto" style:column-width="3.967cm"/>
    </style:style>
    <style:style style:name="co19" style:family="table-column">
      <style:table-column-properties fo:break-before="auto" style:column-width="3.872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501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4.419cm"/>
    </style:style>
    <style:style style:name="co24" style:family="table-column">
      <style:table-column-properties fo:break-before="auto" style:column-width="4.447cm"/>
    </style:style>
    <style:style style:name="co25" style:family="table-column">
      <style:table-column-properties fo:break-before="auto" style:column-width="4.4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default">
      <style:table-properties table:display="true" style:writing-mode="lr-tb"/>
    </style:style>
    <style:style style:name="ta2" style:family="table" style:master-page-name="PageStyle_5f_numberOfCocroaches">
      <style:table-properties table:display="true" style:writing-mode="lr-tb"/>
    </style:style>
    <style:style style:name="ta3" style:family="table" style:master-page-name="PageStyle_5f_numberOfFoods">
      <style:table-properties table:display="true" style:writing-mode="lr-tb"/>
    </style:style>
    <style:style style:name="ta4" style:family="table" style:master-page-name="PageStyle_5f_splitDistance">
      <style:table-properties table:display="true" style:writing-mode="lr-tb"/>
    </style:style>
    <style:style style:name="ta5" style:family="table" style:master-page-name="PageStyle_5f_boolean">
      <style:table-properties table:display="true" style:writing-mode="lr-tb"/>
    </style:style>
    <style:style style:name="ta6" style:family="table" style:master-page-name="PageStyle_5f_invertStep_20_2">
      <style:table-properties table:display="true" style:writing-mode="lr-tb"/>
    </style:style>
    <style:style style:name="ta7" style:family="table" style:master-page-name="PageStyle_5f_localSiz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defaul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757.75439245821">
            <text:p>3757,75439245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9.45546686047">
            <text:p>4129,45546686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8.18490541028">
            <text:p>4048,1849054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83.8423591784">
            <text:p>3883,84235917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6.88045237934">
            <text:p>3896,880452379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średnia</text:p>
          </table:table-cell>
          <table:table-cell table:formula="of:=AVERAGE([.B2:.B7])" office:value-type="float" office:value="3943.22351525734">
            <text:p>3943,223515257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2:.B6])" office:value-type="float" office:value="146.434140406884">
            <text:p>146,4341404069</text:p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OfCocroach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9" table:default-cell-style-name="Default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3576.83079487069">
            <text:p>3576,8307948707</text:p>
          </table:table-cell>
          <table:table-cell office:value-type="float" office:value="3680.76180817634">
            <text:p>3680,7618081763</text:p>
          </table:table-cell>
          <table:table-cell office:value-type="float" office:value="4292.1808081167">
            <text:p>4292,1808081167</text:p>
          </table:table-cell>
          <table:table-cell office:value-type="float" office:value="4336.59346465992">
            <text:p>4336,593464659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602.06901589723">
            <text:p>3602,0690158972</text:p>
          </table:table-cell>
          <table:table-cell office:value-type="float" office:value="3457.46209442134">
            <text:p>3457,4620944213</text:p>
          </table:table-cell>
          <table:table-cell office:value-type="float" office:value="4190.32846048644">
            <text:p>4190,3284604864</text:p>
          </table:table-cell>
          <table:table-cell office:value-type="float" office:value="4566.86341922058">
            <text:p>4566,863419220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372.92636558965">
            <text:p>3372,9263655897</text:p>
          </table:table-cell>
          <table:table-cell office:value-type="float" office:value="3384.06722181579">
            <text:p>3384,0672218158</text:p>
          </table:table-cell>
          <table:table-cell office:value-type="float" office:value="4275.89515894104">
            <text:p>4275,895158941</text:p>
          </table:table-cell>
          <table:table-cell office:value-type="float" office:value="4408.59493713129">
            <text:p>4408,594937131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238.71472939584">
            <text:p>3238,7147293958</text:p>
          </table:table-cell>
          <table:table-cell office:value-type="float" office:value="3620.10362108413">
            <text:p>3620,1036210841</text:p>
          </table:table-cell>
          <table:table-cell office:value-type="float" office:value="4342.04323404298">
            <text:p>4342,043234043</text:p>
          </table:table-cell>
          <table:table-cell office:value-type="float" office:value="4733.59322214093">
            <text:p>4733,593222140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663.46220721727">
            <text:p>3663,4622072173</text:p>
          </table:table-cell>
          <table:table-cell office:value-type="float" office:value="3553.32951436924">
            <text:p>3553,3295143692</text:p>
          </table:table-cell>
          <table:table-cell office:value-type="float" office:value="4422.43521455088">
            <text:p>4422,4352145509</text:p>
          </table:table-cell>
          <table:table-cell office:value-type="float" office:value="4332.65745684883">
            <text:p>4332,657456848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3:.B8])" office:value-type="float" office:value="3490.80062259414">
            <text:p>3490,8006225941</text:p>
          </table:table-cell>
          <table:table-cell table:formula="of:=AVERAGE([.C3:.C8])" office:value-type="float" office:value="3539.14485197337">
            <text:p>3539,1448519734</text:p>
          </table:table-cell>
          <table:table-cell table:formula="of:=AVERAGE([.D3:.D8])" office:value-type="float" office:value="4304.57657522761">
            <text:p>4304,5765752276</text:p>
          </table:table-cell>
          <table:table-cell table:formula="of:=AVERAGE([.E3:.E8])" office:value-type="float" office:value="4475.66050000031">
            <text:p>4475,6605000003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3:.B7])" office:value-type="float" office:value="178.210203628117">
            <text:p>178,2102036281</text:p>
          </table:table-cell>
          <table:table-cell table:formula="of:=STDEV([.C3:.C7])" office:value-type="float" office:value="119.929180648417">
            <text:p>119,9291806484</text:p>
          </table:table-cell>
          <table:table-cell table:formula="of:=STDEV([.D3:.D7])" office:value-type="float" office:value="85.6202659863641">
            <text:p>85,6202659864</text:p>
          </table:table-cell>
          <table:table-cell table:formula="of:=STDEV([.E3:.E7])" office:value-type="float" office:value="172.57937450421">
            <text:p>172,5793745042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berOfFoods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4" table:number-columns-repeated="1019" table:default-cell-style-name="Default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3648.60102138377">
            <text:p>3648,6010213838</text:p>
          </table:table-cell>
          <table:table-cell office:value-type="float" office:value="3595.56959722557">
            <text:p>3595,5695972256</text:p>
          </table:table-cell>
          <table:table-cell office:value-type="float" office:value="4024.82911178499">
            <text:p>4024,829111785</text:p>
          </table:table-cell>
          <table:table-cell office:value-type="float" office:value="4284.21404006027">
            <text:p>4284,214040060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453.26656701896">
            <text:p>3453,266567019</text:p>
          </table:table-cell>
          <table:table-cell office:value-type="float" office:value="3570.95051822691">
            <text:p>3570,9505182269</text:p>
          </table:table-cell>
          <table:table-cell office:value-type="float" office:value="4104.25255513931">
            <text:p>4104,2525551393</text:p>
          </table:table-cell>
          <table:table-cell office:value-type="float" office:value="4121.58656882294">
            <text:p>4121,586568822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434.04799479599">
            <text:p>3434,047994796</text:p>
          </table:table-cell>
          <table:table-cell office:value-type="float" office:value="3702.77530919556">
            <text:p>3702,7753091956</text:p>
          </table:table-cell>
          <table:table-cell office:value-type="float" office:value="4186.78946518205">
            <text:p>4186,7894651821</text:p>
          </table:table-cell>
          <table:table-cell office:value-type="float" office:value="4090.07937348344">
            <text:p>4090,079373483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559.91319518373">
            <text:p>3559,9131951837</text:p>
          </table:table-cell>
          <table:table-cell office:value-type="float" office:value="3763.65582804529">
            <text:p>3763,6558280453</text:p>
          </table:table-cell>
          <table:table-cell office:value-type="float" office:value="4201.77108163679">
            <text:p>4201,7710816368</text:p>
          </table:table-cell>
          <table:table-cell office:value-type="float" office:value="4323.26567705652">
            <text:p>4323,265677056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442.3069334941">
            <text:p>3442,3069334941</text:p>
          </table:table-cell>
          <table:table-cell office:value-type="float" office:value="3678.68417945056">
            <text:p>3678,6841794506</text:p>
          </table:table-cell>
          <table:table-cell office:value-type="float" office:value="4150.97722186651">
            <text:p>4150,9772218665</text:p>
          </table:table-cell>
          <table:table-cell office:value-type="float" office:value="4172.45497148463">
            <text:p>4172,454971484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3:.B8])" office:value-type="float" office:value="3507.62714237531">
            <text:p>3507,6271423753</text:p>
          </table:table-cell>
          <table:table-cell table:formula="of:=AVERAGE([.C3:.C8])" office:value-type="float" office:value="3662.32708642878">
            <text:p>3662,3270864288</text:p>
          </table:table-cell>
          <table:table-cell table:formula="of:=AVERAGE([.D3:.D8])" office:value-type="float" office:value="4133.72388712193">
            <text:p>4133,7238871219</text:p>
          </table:table-cell>
          <table:table-cell table:formula="of:=AVERAGE([.E3:.E8])" office:value-type="float" office:value="4198.32012618156">
            <text:p>4198,3201261816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3:.B7])" office:value-type="float" office:value="93.8658067147383">
            <text:p>93,8658067147</text:p>
          </table:table-cell>
          <table:table-cell table:formula="of:=STDEV([.C3:.C7])" office:value-type="float" office:value="79.0211469730847">
            <text:p>79,0211469731</text:p>
          </table:table-cell>
          <table:table-cell table:formula="of:=STDEV([.D3:.D7])" office:value-type="float" office:value="71.5379013539656">
            <text:p>71,537901354</text:p>
          </table:table-cell>
          <table:table-cell table:formula="of:=STDEV([.E3:.E7])" office:value-type="float" office:value="101.565570842081">
            <text:p>101,5655708421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litDistance" table:style-name="ta4">
        <office:forms form:automatic-focus="false" form:apply-design-mode="false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9" table:default-cell-style-name="ce1"/>
        <table:table-column table:style-name="co12" table:default-cell-style-name="ce1"/>
        <table:table-column table:style-name="co4" table:number-columns-repeated="1019" table:default-cell-style-name="Default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671.98656987433">
            <text:p>2671,9865698743</text:p>
          </table:table-cell>
          <table:table-cell office:value-type="float" office:value="2986.85693711412">
            <text:p>2986,8569371141</text:p>
          </table:table-cell>
          <table:table-cell office:value-type="float" office:value="5290.02857612166">
            <text:p>5290,0285761217</text:p>
          </table:table-cell>
          <table:table-cell office:value-type="float" office:value="6898.60002633952">
            <text:p>6898,600026339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816.34288012182">
            <text:p>2816,3428801218</text:p>
          </table:table-cell>
          <table:table-cell office:value-type="float" office:value="2783.42514667311">
            <text:p>2783,4251466731</text:p>
          </table:table-cell>
          <table:table-cell office:value-type="float" office:value="5324.50047287415">
            <text:p>5324,5004728742</text:p>
          </table:table-cell>
          <table:table-cell office:value-type="float" office:value="6726.97281118194">
            <text:p>6726,972811181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726.0605194668">
            <text:p>2726,0605194668</text:p>
          </table:table-cell>
          <table:table-cell office:value-type="float" office:value="2858.08437933411">
            <text:p>2858,0843793341</text:p>
          </table:table-cell>
          <table:table-cell office:value-type="float" office:value="5389.95142804486">
            <text:p>5389,9514280449</text:p>
          </table:table-cell>
          <table:table-cell office:value-type="float" office:value="6786.15358595573">
            <text:p>6786,153585955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643.54596427276">
            <text:p>2643,5459642728</text:p>
          </table:table-cell>
          <table:table-cell office:value-type="float" office:value="2789.60920604219">
            <text:p>2789,6092060422</text:p>
          </table:table-cell>
          <table:table-cell office:value-type="float" office:value="5388.30136205864">
            <text:p>5388,3013620586</text:p>
          </table:table-cell>
          <table:table-cell office:value-type="float" office:value="6926.9323807195">
            <text:p>6926,932380719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495.46272832625">
            <text:p>2495,4627283263</text:p>
          </table:table-cell>
          <table:table-cell office:value-type="float" office:value="3008.65049232644">
            <text:p>3008,6504923264</text:p>
          </table:table-cell>
          <table:table-cell office:value-type="float" office:value="5307.03905362256">
            <text:p>5307,0390536226</text:p>
          </table:table-cell>
          <table:table-cell office:value-type="float" office:value="6870.70590633755">
            <text:p>6870,705906337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3:.B8])" office:value-type="float" office:value="2670.67973241239">
            <text:p>2670,6797324124</text:p>
          </table:table-cell>
          <table:table-cell table:formula="of:=AVERAGE([.C3:.C8])" office:value-type="float" office:value="2885.32523229799">
            <text:p>2885,325232298</text:p>
          </table:table-cell>
          <table:table-cell table:formula="of:=AVERAGE([.D3:.D8])" office:value-type="float" office:value="5339.96417854438">
            <text:p>5339,9641785444</text:p>
          </table:table-cell>
          <table:table-cell table:formula="of:=AVERAGE([.E3:.E8])" office:value-type="float" office:value="6841.87294210685">
            <text:p>6841,8729421069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3:.B7])" office:value-type="float" office:value="118.02937335036">
            <text:p>118,0293733504</text:p>
          </table:table-cell>
          <table:table-cell table:formula="of:=STDEV([.C3:.C7])" office:value-type="float" office:value="107.010578970858">
            <text:p>107,0105789709</text:p>
          </table:table-cell>
          <table:table-cell table:formula="of:=STDEV([.D3:.D7])" office:value-type="float" office:value="46.5079639852344">
            <text:p>46,5079639852</text:p>
          </table:table-cell>
          <table:table-cell table:formula="of:=STDEV([.E3:.E7])" office:value-type="float" office:value="83.0528397248178">
            <text:p>83,0528397248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olean" table:style-name="ta5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9" table:default-cell-style-name="ce1"/>
        <table:table-column table:style-name="co4" table:number-columns-repeated="1020" table:default-cell-style-name="Default"/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randomNest true</text:p>
          </table:table-cell>
          <table:table-cell office:value-type="string">
            <text:p>randomSplit true</text:p>
          </table:table-cell>
          <table:table-cell office:value-type="string">
            <text:p>localSplit tru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9073.73954444972">
            <text:p>9073,7395444497</text:p>
          </table:table-cell>
          <table:table-cell office:value-type="float" office:value="3315.97925434027">
            <text:p>3315,9792543403</text:p>
          </table:table-cell>
          <table:table-cell office:value-type="float" office:value="3944.70043835499">
            <text:p>3944,70043835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31.1327893415">
            <text:p>9331,1327893415</text:p>
          </table:table-cell>
          <table:table-cell office:value-type="float" office:value="3214.05420870276">
            <text:p>3214,0542087028</text:p>
          </table:table-cell>
          <table:table-cell office:value-type="float" office:value="3965.55931158293">
            <text:p>3965,559311582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19.64857014064">
            <text:p>9319,6485701406</text:p>
          </table:table-cell>
          <table:table-cell office:value-type="float" office:value="3175.65610472854">
            <text:p>3175,6561047285</text:p>
          </table:table-cell>
          <table:table-cell office:value-type="float" office:value="4009.59329746357">
            <text:p>4009,593297463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64.51993341621">
            <text:p>9364,5199334162</text:p>
          </table:table-cell>
          <table:table-cell office:value-type="float" office:value="3082.92741796844">
            <text:p>3082,9274179684</text:p>
          </table:table-cell>
          <table:table-cell office:value-type="float" office:value="3928.6383104086">
            <text:p>3928,638310408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17.2899731764">
            <text:p>9217,2899731764</text:p>
          </table:table-cell>
          <table:table-cell office:value-type="float" office:value="3146.55592613427">
            <text:p>3146,5559261343</text:p>
          </table:table-cell>
          <table:table-cell office:value-type="float" office:value="4021.58849994589">
            <text:p>4021,588499945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4:.B9])" office:value-type="float" office:value="9261.26616210489">
            <text:p>9261,2661621049</text:p>
          </table:table-cell>
          <table:table-cell table:formula="of:=AVERAGE([.C4:.C9])" office:value-type="float" office:value="3187.03458237486">
            <text:p>3187,0345823749</text:p>
          </table:table-cell>
          <table:table-cell table:formula="of:=AVERAGE([.D4:.D9])" office:value-type="float" office:value="3974.0159715512">
            <text:p>3974,015971551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4:.B8])" office:value-type="float" office:value="118.375810431593">
            <text:p>118,3758104316</text:p>
          </table:table-cell>
          <table:table-cell table:formula="of:=STDEV([.C4:.C8])" office:value-type="float" office:value="86.549236970212">
            <text:p>86,5492369702</text:p>
          </table:table-cell>
          <table:table-cell table:formula="of:=STDEV([.D4:.D8])" office:value-type="float" office:value="40.369974275779">
            <text:p>40,3699742758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ertStep 2" table:style-name="ta6">
        <office:forms form:automatic-focus="false" form:apply-design-mode="false"/>
        <table:table-column table:style-name="co18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1" table:default-cell-style-name="ce1"/>
        <table:table-column table:style-name="co4" table:number-columns-repeated="1018" table:default-cell-style-name="Default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865.19152749253">
            <text:p>1865,1915274925</text:p>
          </table:table-cell>
          <table:table-cell office:value-type="float" office:value="1398.62009852714">
            <text:p>1398,6200985271</text:p>
          </table:table-cell>
          <table:table-cell office:value-type="float" office:value="1102.59869633289">
            <text:p>1102,5986963329</text:p>
          </table:table-cell>
          <table:table-cell office:value-type="float" office:value="967.253315871212">
            <text:p>967,2533158712</text:p>
          </table:table-cell>
          <table:table-cell office:value-type="float" office:value="845.013980480095">
            <text:p>845,013980480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933.62385110966">
            <text:p>1933,6238511097</text:p>
          </table:table-cell>
          <table:table-cell office:value-type="float" office:value="1510.74037952772">
            <text:p>1510,7403795277</text:p>
          </table:table-cell>
          <table:table-cell office:value-type="float" office:value="1172.24163805836">
            <text:p>1172,2416380584</text:p>
          </table:table-cell>
          <table:table-cell office:value-type="float" office:value="978.257840850285">
            <text:p>978,2578408503</text:p>
          </table:table-cell>
          <table:table-cell office:value-type="float" office:value="826.850589074893">
            <text:p>826,8505890749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864.47376172217">
            <text:p>1864,4737617222</text:p>
          </table:table-cell>
          <table:table-cell office:value-type="float" office:value="1424.93924911015">
            <text:p>1424,9392491102</text:p>
          </table:table-cell>
          <table:table-cell office:value-type="float" office:value="1127.78060130414">
            <text:p>1127,7806013041</text:p>
          </table:table-cell>
          <table:table-cell office:value-type="float" office:value="899.026757094228">
            <text:p>899,0267570942</text:p>
          </table:table-cell>
          <table:table-cell office:value-type="float" office:value="832.975514843973">
            <text:p>832,975514844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862.90435759681">
            <text:p>1862,9043575968</text:p>
          </table:table-cell>
          <table:table-cell office:value-type="float" office:value="1450.63496321493">
            <text:p>1450,6349632149</text:p>
          </table:table-cell>
          <table:table-cell office:value-type="float" office:value="1093.52110139096">
            <text:p>1093,521101391</text:p>
          </table:table-cell>
          <table:table-cell office:value-type="float" office:value="942.510749525833">
            <text:p>942,5107495258</text:p>
          </table:table-cell>
          <table:table-cell office:value-type="float" office:value="824.861281180946">
            <text:p>824,8612811809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890.7509523611">
            <text:p>1890,7509523611</text:p>
          </table:table-cell>
          <table:table-cell office:value-type="float" office:value="1501.04579266755">
            <text:p>1501,0457926676</text:p>
          </table:table-cell>
          <table:table-cell office:value-type="float" office:value="1189.60170874932">
            <text:p>1189,6017087493</text:p>
          </table:table-cell>
          <table:table-cell office:value-type="float" office:value="930.702950340525">
            <text:p>930,7029503405</text:p>
          </table:table-cell>
          <table:table-cell office:value-type="float" office:value="824.861281180946">
            <text:p>824,861281180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3:.B8])" office:value-type="float" office:value="1883.38889005645">
            <text:p>1883,3888900565</text:p>
          </table:table-cell>
          <table:table-cell table:formula="of:=AVERAGE([.C3:.C8])" office:value-type="float" office:value="1457.1960966095">
            <text:p>1457,1960966095</text:p>
          </table:table-cell>
          <table:table-cell table:formula="of:=AVERAGE([.D3:.D8])" office:value-type="float" office:value="1137.14874916713">
            <text:p>1137,1487491671</text:p>
          </table:table-cell>
          <table:table-cell table:formula="of:=AVERAGE([.E3:.E8])" office:value-type="float" office:value="943.550322736417">
            <text:p>943,5503227364</text:p>
          </table:table-cell>
          <table:table-cell table:formula="of:=AVERAGE([.F3:.F8])" office:value-type="float" office:value="830.91252935217">
            <text:p>830,912529352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3:.B7])" office:value-type="float" office:value="30.3574267176509">
            <text:p>30,3574267177</text:p>
          </table:table-cell>
          <table:table-cell table:formula="of:=STDEV([.C3:.C7])" office:value-type="float" office:value="48.2298826221152">
            <text:p>48,2298826221</text:p>
          </table:table-cell>
          <table:table-cell table:formula="of:=STDEV([.D3:.D7])" office:value-type="float" office:value="42.3310282634861">
            <text:p>42,3310282635</text:p>
          </table:table-cell>
          <table:table-cell table:formula="of:=STDEV([.E3:.E7])" office:value-type="float" office:value="31.2846898842142">
            <text:p>31,2846898842</text:p>
          </table:table-cell>
          <table:table-cell table:formula="of:=STDEV([.F3:.F7])" office:value-type="float" office:value="8.55630470367168">
            <text:p>8,5563047037</text:p>
          </table:table-cell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Size" table:style-name="ta7">
        <office:forms form:automatic-focus="false" form:apply-design-mode="false"/>
        <table:table-column table:style-name="co19" table:default-cell-style-name="ce1"/>
        <table:table-column table:style-name="co6" table:default-cell-style-name="ce1"/>
        <table:table-column table:style-name="co9" table:default-cell-style-name="ce1"/>
        <table:table-column table:style-name="co15" table:default-cell-style-name="ce1"/>
        <table:table-column table:style-name="co17" table:default-cell-style-name="ce1"/>
        <table:table-column table:style-name="co4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3889.34954253802">
            <text:p>3889,349542538</text:p>
          </table:table-cell>
          <table:table-cell office:value-type="float" office:value="3943.93462574825">
            <text:p>3943,9346257483</text:p>
          </table:table-cell>
          <table:table-cell office:value-type="float" office:value="3836.83365595839">
            <text:p>3836,8336559584</text:p>
          </table:table-cell>
          <table:table-cell office:value-type="float" office:value="3942.46715224643">
            <text:p>3942,467152246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899.68500115447">
            <text:p>3899,6850011545</text:p>
          </table:table-cell>
          <table:table-cell office:value-type="float" office:value="3903.09319286659">
            <text:p>3903,0931928666</text:p>
          </table:table-cell>
          <table:table-cell office:value-type="float" office:value="4092.46360135658">
            <text:p>4092,4636013566</text:p>
          </table:table-cell>
          <table:table-cell office:value-type="float" office:value="3867.00098607015">
            <text:p>3867,000986070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54.97304920159">
            <text:p>3954,9730492016</text:p>
          </table:table-cell>
          <table:table-cell office:value-type="float" office:value="3978.61153644562">
            <text:p>3978,6115364456</text:p>
          </table:table-cell>
          <table:table-cell office:value-type="float" office:value="3985.15608148105">
            <text:p>3985,1560814811</text:p>
          </table:table-cell>
          <table:table-cell office:value-type="float" office:value="4243.04585208845">
            <text:p>4243,045852088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20.20961570551">
            <text:p>3920,2096157055</text:p>
          </table:table-cell>
          <table:table-cell office:value-type="float" office:value="4068.25904768471">
            <text:p>4068,2590476847</text:p>
          </table:table-cell>
          <table:table-cell office:value-type="float" office:value="3889.8328748985">
            <text:p>3889,8328748985</text:p>
          </table:table-cell>
          <table:table-cell office:value-type="float" office:value="3795.87757581322">
            <text:p>3795,877575813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07.24004279899">
            <text:p>3907,240042799</text:p>
          </table:table-cell>
          <table:table-cell office:value-type="float" office:value="3915.99507031769">
            <text:p>3915,9950703177</text:p>
          </table:table-cell>
          <table:table-cell office:value-type="float" office:value="3837.68153668822">
            <text:p>3837,6815366882</text:p>
          </table:table-cell>
          <table:table-cell office:value-type="float" office:value="3842.1611557727">
            <text:p>3842,1611557727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średnia</text:p>
          </table:table-cell>
          <table:table-cell table:formula="of:=AVERAGE([.B4:.B9])" office:value-type="float" office:value="3914.29145027972">
            <text:p>3914,2914502797</text:p>
          </table:table-cell>
          <table:table-cell table:formula="of:=AVERAGE([.C4:.C9])" office:value-type="float" office:value="3961.97869461257">
            <text:p>3961,9786946126</text:p>
          </table:table-cell>
          <table:table-cell table:formula="of:=AVERAGE([.D4:.D9])" office:value-type="float" office:value="3928.39355007655">
            <text:p>3928,3935500766</text:p>
          </table:table-cell>
          <table:table-cell table:formula="of:=AVERAGE([.E4:.E9])" office:value-type="float" office:value="3938.11054439819">
            <text:p>3938,110544398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dchylenie std.</text:p>
          </table:table-cell>
          <table:table-cell table:formula="of:=STDEV([.B4:.B8])" office:value-type="float" office:value="25.3731483962387">
            <text:p>25,3731483962</text:p>
          </table:table-cell>
          <table:table-cell table:formula="of:=STDEV([.C4:.C8])" office:value-type="float" office:value="66.1055015050389">
            <text:p>66,105501505</text:p>
          </table:table-cell>
          <table:table-cell table:formula="of:=STDEV([.D4:.D8])" office:value-type="float" office:value="109.817776284806">
            <text:p>109,8177762848</text:p>
          </table:table-cell>
          <table:table-cell table:formula="of:=STDEV([.E4:.E8])" office:value-type="float" office:value="178.534025975306">
            <text:p>178,5340259753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kresy" table:style-name="ta8">
        <office:forms form:automatic-focus="false" form:apply-design-mode="false"/>
        <table:shapes>
          <draw:frame draw:z-index="0" draw:style-name="gr1" svg:width="22.879cm" svg:height="13.829cm" svg:x="1.127cm" svg:y="6.057cm">
            <draw:object draw:notify-on-update-of-ranges="wykresy.A1:wykresy.A1 wykresy.B2:wykresy.B6 wykresy.A2:wykresy.A6 wykresy.C1:wykresy.C1 wykresy.D2:wykresy.D6 wykresy.C2:wykresy.C6 wykresy.E1:wykresy.E1 wykresy.F2:wykresy.F6 wykresy.E2:wykresy.E6 wykresy.G1:wykresy.G1 wykresy.H2:wykresy.H7 wykresy.G2:wykresy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284cm" svg:height="12.753cm" svg:x="1.292cm" svg:y="20.486cm">
            <draw:object draw:notify-on-update-of-ranges="wykresy.I1:wykresy.I1 wykresy.J2:wykresy.J6 wykresy.I2:wykresy.I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514cm" svg:height="13.241cm" svg:x="3.74cm" svg:y="33.998cm">
            <draw:object draw:notify-on-update-of-ranges="wykresy.A10:wykresy.A11 wykresy.B11:wykresy.B11 wykresy.C10:wykresy.C11 wykresy.D11:wykresy.D11 wykresy.E10:wykresy.E11 wykresy.F11:wykresy.F11 wykresy.A12:wykresy.A12 wykresy.B12:wykresy.B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row table:style-name="ro2">
          <table:table-cell office:value-type="string">
            <text:p>numberOfCocroaches</text:p>
          </table:table-cell>
          <table:table-cell/>
          <table:table-cell office:value-type="string">
            <text:p>numberOfFoods</text:p>
          </table:table-cell>
          <table:table-cell/>
          <table:table-cell office:value-type="string">
            <text:p>splitDistance</text:p>
          </table:table-cell>
          <table:table-cell/>
          <table:table-cell office:value-type="string">
            <text:p>invertStep</text:p>
          </table:table-cell>
          <table:table-cell/>
          <table:table-cell office:value-type="string">
            <text:p>localSize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numberOfCocroaches.B9]" office:value-type="float" office:value="3490.80062259414">
            <text:p>3490,8006225941</text:p>
          </table:table-cell>
          <table:table-cell office:value-type="float" office:value="1">
            <text:p>1</text:p>
          </table:table-cell>
          <table:table-cell table:formula="of:=[numberOfFoods.B9]" office:value-type="float" office:value="3507.62714237531">
            <text:p>3507,6271423753</text:p>
          </table:table-cell>
          <table:table-cell office:value-type="float" office:value="1">
            <text:p>1</text:p>
          </table:table-cell>
          <table:table-cell table:formula="of:=[splitDistance.B9]" office:value-type="float" office:value="2670.67973241239">
            <text:p>2670,6797324124</text:p>
          </table:table-cell>
          <table:table-cell office:value-type="float" office:value="0">
            <text:p>0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float" office:value="5">
            <text:p>5</text:p>
          </table:table-cell>
          <table:table-cell table:formula="of:=[localSize.B10]" office:value-type="float" office:value="3914.29145027972">
            <text:p>3914,2914502797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numberOfCocroaches.C9]" office:value-type="float" office:value="3539.14485197337">
            <text:p>3539,1448519734</text:p>
          </table:table-cell>
          <table:table-cell office:value-type="float" office:value="2">
            <text:p>2</text:p>
          </table:table-cell>
          <table:table-cell table:formula="of:=[numberOfFoods.C9]" office:value-type="float" office:value="3662.32708642878">
            <text:p>3662,3270864288</text:p>
          </table:table-cell>
          <table:table-cell office:value-type="float" office:value="2">
            <text:p>2</text:p>
          </table:table-cell>
          <table:table-cell table:formula="of:=[splitDistance.C9]" office:value-type="float" office:value="2885.32523229799">
            <text:p>2885,325232298</text:p>
          </table:table-cell>
          <table:table-cell office:value-type="float" office:value="1">
            <text:p>1</text:p>
          </table:table-cell>
          <table:table-cell table:formula="of:=['invertStep 2'.B9]" office:value-type="float" office:value="1883.38889005645">
            <text:p>1883,3888900565</text:p>
          </table:table-cell>
          <table:table-cell office:value-type="float" office:value="10">
            <text:p>10</text:p>
          </table:table-cell>
          <table:table-cell table:formula="of:=[default.B8]" office:value-type="float" office:value="3943.22351525734">
            <text:p>3943,223515257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float" office:value="5">
            <text:p>5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float" office:value="5">
            <text:p>5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float" office:value="2">
            <text:p>2</text:p>
          </table:table-cell>
          <table:table-cell table:formula="of:=['invertStep 2'.C9]" office:value-type="float" office:value="1457.1960966095">
            <text:p>1457,1960966095</text:p>
          </table:table-cell>
          <table:table-cell office:value-type="float" office:value="20">
            <text:p>20</text:p>
          </table:table-cell>
          <table:table-cell table:formula="of:=[localSize.C10]" office:value-type="float" office:value="3961.97869461257">
            <text:p>3961,978694612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numberOfCocroaches.D9]" office:value-type="float" office:value="4304.57657522761">
            <text:p>4304,5765752276</text:p>
          </table:table-cell>
          <table:table-cell office:value-type="float" office:value="10">
            <text:p>10</text:p>
          </table:table-cell>
          <table:table-cell table:formula="of:=[numberOfFoods.D9]" office:value-type="float" office:value="4133.72388712193">
            <text:p>4133,7238871219</text:p>
          </table:table-cell>
          <table:table-cell office:value-type="float" office:value="10">
            <text:p>10</text:p>
          </table:table-cell>
          <table:table-cell table:formula="of:=[splitDistance.D9]" office:value-type="float" office:value="5339.96417854438">
            <text:p>5339,9641785444</text:p>
          </table:table-cell>
          <table:table-cell office:value-type="float" office:value="5">
            <text:p>5</text:p>
          </table:table-cell>
          <table:table-cell table:formula="of:=['invertStep 2'.D9]" office:value-type="float" office:value="1137.14874916713">
            <text:p>1137,1487491671</text:p>
          </table:table-cell>
          <table:table-cell office:value-type="float" office:value="50">
            <text:p>50</text:p>
          </table:table-cell>
          <table:table-cell table:formula="of:=[localSize.D10]" office:value-type="float" office:value="3928.39355007655">
            <text:p>3928,393550076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numberOfCocroaches.E9]" office:value-type="float" office:value="4475.66050000031">
            <text:p>4475,6605000003</text:p>
          </table:table-cell>
          <table:table-cell office:value-type="float" office:value="20">
            <text:p>20</text:p>
          </table:table-cell>
          <table:table-cell table:formula="of:=[numberOfFoods.E9]" office:value-type="float" office:value="4198.32012618156">
            <text:p>4198,3201261816</text:p>
          </table:table-cell>
          <table:table-cell office:value-type="float" office:value="20">
            <text:p>20</text:p>
          </table:table-cell>
          <table:table-cell table:formula="of:=[splitDistance.E9]" office:value-type="float" office:value="6841.87294210685">
            <text:p>6841,8729421069</text:p>
          </table:table-cell>
          <table:table-cell office:value-type="float" office:value="10">
            <text:p>10</text:p>
          </table:table-cell>
          <table:table-cell table:formula="of:=['invertStep 2'.E9]" office:value-type="float" office:value="943.550322736417">
            <text:p>943,5503227364</text:p>
          </table:table-cell>
          <table:table-cell office:value-type="float" office:value="100">
            <text:p>100</text:p>
          </table:table-cell>
          <table:table-cell table:formula="of:=[localSize.E10]" office:value-type="float" office:value="3938.11054439819">
            <text:p>3938,1105443982</text:p>
          </table:table-cell>
        </table:table-row>
        <table:table-row table:style-name="ro3">
          <table:table-cell table:number-columns-repeated="6"/>
          <table:table-cell office:value-type="float" office:value="20">
            <text:p>20</text:p>
          </table:table-cell>
          <table:table-cell table:formula="of:=['invertStep 2'.F9]" office:value-type="float" office:value="830.91252935217">
            <text:p>830,9125293522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2">
          <table:table-cell office:value-type="string">
            <text:p>randomNest</text:p>
          </table:table-cell>
          <table:table-cell/>
          <table:table-cell office:value-type="string">
            <text:p>randomSplit</text:p>
          </table:table-cell>
          <table:table-cell/>
          <table:table-cell office:value-type="string">
            <text:p>localSplit</text:p>
          </table:table-cell>
          <table:table-cell table:number-columns-repeated="5"/>
        </table:table-row>
        <table:table-row table:style-name="ro2">
          <table:table-cell office:value-type="string">
            <text:p>true</text:p>
          </table:table-cell>
          <table:table-cell table:formula="of:=[boolean.B10]" office:value-type="float" office:value="9261.26616210489">
            <text:p>9261,2661621049</text:p>
          </table:table-cell>
          <table:table-cell office:value-type="string">
            <text:p>true</text:p>
          </table:table-cell>
          <table:table-cell table:formula="of:=[boolean.C10]" office:value-type="float" office:value="3187.03458237486">
            <text:p>3187,0345823749</text:p>
          </table:table-cell>
          <table:table-cell office:value-type="string">
            <text:p>true</text:p>
          </table:table-cell>
          <table:table-cell table:formula="of:=[boolean.D10]" office:value-type="float" office:value="3974.0159715512">
            <text:p>3974,0159715512</text:p>
          </table:table-cell>
          <table:table-cell table:number-columns-repeated="4"/>
        </table:table-row>
        <table:table-row table:style-name="ro2">
          <table:table-cell office:value-type="string">
            <text:p>false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string">
            <text:p>false</text:p>
          </table:table-cell>
          <table:table-cell table:formula="of:=[default.B8]" office:value-type="float" office:value="3943.22351525734">
            <text:p>3943,2235152573</text:p>
          </table:table-cell>
          <table:table-cell office:value-type="string">
            <text:p>false</text:p>
          </table:table-cell>
          <table:table-cell table:formula="of:=[default.B8]" office:value-type="float" office:value="3943.22351525734">
            <text:p>3943,22351525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number:min-integer-digits="1" number:grouping="true"/>
      <number:text> zł</number:text>
    </number:number-style>
    <number:number-style style:name="N109">
      <number:text>-</number:text>
      <number:number number: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zł</number:text>
    </number:number-style>
    <number:number-style style:name="N111">
      <number:text>-</number:text>
      <number:number number: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zł </number:text>
    </number:number-style>
    <number:number-style style:name="N118P1" style:volatile="true">
      <number:text>-</number:text>
      <number:number number:decimal-places="0" number:min-integer-digits="1" number:grouping="true"/>
      <number:text> zł </number:text>
    </number:number-style>
    <number:number-style style:name="N118P2" style:volatile="true">
      <number:text> -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    </number:text>
    </number:number-style>
    <number:number-style style:name="N119P1" style:volatile="true">
      <number:text>-</number:text>
      <number:number number:decimal-places="2" number:min-integer-digits="1" number:grouping="true"/>
      <number:text>      </number:text>
    </number:number-style>
    <number:number-style style:name="N119P2" style:volatile="true">
      <number:text> -</number:text>
      <number:number number: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zł </number:text>
    </number:number-style>
    <number:number-style style:name="N120P1" style:volatile="true">
      <number:text>-</number:text>
      <number:number number:decimal-places="2" number:min-integer-digits="1" number:grouping="true"/>
      <number:text> zł </number:text>
    </number:number-style>
    <number:number-style style:name="N120P2" style:volatile="true">
      <number:text> -</number:text>
      <number:number number: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5" number:min-integer-digits="1"/>
    </number:number-style>
    <style:style style:name="Default" style:family="table-cell">
      <style:table-cell-properties fo:padding="0.071cm" style:rotation-align="none"/>
      <style:text-properties style:font-name="Arial CE" style:font-name-asian="WenQuanYi Micro Hei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default" style:display-name="PageStyle_defau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OfCocroaches" style:display-name="PageStyle_numberOfCocroach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umberOfFoods" style:display-name="PageStyle_numberOfFo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Distance" style:display-name="PageStyle_splitDistan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olean" style:display-name="PageStyle_boolea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ertStep_20_2" style:display-name="PageStyle_invertStep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calSize" style:display-name="PageStyle_localSiz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7-02-26T15:46:56</meta:creation-date>
    <dc:creator>Kuba </dc:creator>
    <dc:date>2012-05-21T21:52:26</dc:date>
    <meta:generator>LibreOffice/3.5$Linux_X86_64 LibreOffice_project/350m1$Build-202</meta:generator>
    <meta:editing-duration>PT1H3M55S</meta:editing-duration>
    <meta:editing-cycles>7</meta:editing-cycles>
    <meta:document-statistic meta:table-count="8" meta:cell-count="2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8cm" svg:height="13.83cm" xlink:href=".." xlink:type="simple" chart:class="chart:scatter" chart:style-name="ch1">
        <chart:title svg:x="10.776cm" svg:y="0.341cm" chart:style-name="ch2">
          <text:p>USA small</text:p>
        </chart:title>
        <chart:legend chart:legend-position="bottom" svg:x="4.502cm" svg:y="13.047cm" style:legend-expansion="wide" chart:style-name="ch3"/>
        <chart:plot-area chart:style-name="ch4" table:cell-range-address="wykresy.A1:wykresy.A6 wykresy.B2:wykresy.B6 wykresy.C1:wykresy.C1 wykresy.D2:wykresy.D6 wykresy.E1:wykresy.E1 wykresy.F2:wykresy.F6 wykresy.G1:wykresy.G1 wykresy.H2:wykresy.H7" chart:data-source-has-labels="row" svg:x="2.328cm" svg:y="1.55cm" svg:width="19.113cm" svg:height="10.145cm">
          <chartooo:coordinate-region svg:x="3.32cm" svg:y="1.749cm" svg:width="17.934cm" svg:height="9.299cm"/>
          <chart:axis chart:dimension="x" chart:name="primary-x" chart:style-name="ch5">
            <chart:title svg:x="11.35cm" svg:y="11.971cm" chart:style-name="ch6">
              <text:p>Liczba</text:p>
            </chart:title>
          </chart:axis>
          <chart:axis chart:dimension="y" chart:name="primary-y" chart:style-name="ch5">
            <chart:title svg:x="1.311cm" svg:y="7.129cm" chart:style-name="ch7">
              <text:p>Droga</text:p>
            </chart:title>
            <chart:grid chart:style-name="ch8" chart:class="major"/>
          </chart:axis>
          <chart:series chart:style-name="ch9" chart:values-cell-range-address="wykresy.B2:wykresy.B6" chart:label-cell-address="wykresy.A1:wykresy.A1" chart:class="chart:scatter">
            <chart:domain table:cell-range-address="wykresy.A2:wykresy.A6"/>
            <chart:data-point chart:repeated="5"/>
          </chart:series>
          <chart:series chart:style-name="ch10" chart:values-cell-range-address="wykresy.D2:wykresy.D6" chart:label-cell-address="wykresy.C1:wykresy.C1" chart:class="chart:scatter">
            <chart:domain table:cell-range-address="wykresy.C2:wykresy.C6"/>
            <chart:data-point chart:repeated="5"/>
          </chart:series>
          <chart:series chart:style-name="ch11" chart:values-cell-range-address="wykresy.F2:wykresy.F6" chart:label-cell-address="wykresy.E1:wykresy.E1" chart:class="chart:scatter">
            <chart:domain table:cell-range-address="wykresy.E2:wykresy.E6"/>
            <chart:data-point chart:repeated="5"/>
          </chart:series>
          <chart:series chart:style-name="ch12" chart:values-cell-range-address="wykresy.H2:wykresy.H7" chart:label-cell-address="wykresy.G1:wykresy.G1" chart:class="chart:scatter">
            <chart:domain table:cell-range-address="wykresy.G2:wykresy.G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umberOfCocroaches</text:p>
                <draw:g>
                  <svg:desc>wykresy.A1:wykresy.A1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numberOfFoods</text:p>
                <draw:g>
                  <svg:desc>wykresy.C1:wykresy.C1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splitDistance</text:p>
                <draw:g>
                  <svg:desc>wykresy.E1:wykresy.E1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invertStep</text:p>
                <draw:g>
                  <svg:desc>wykresy.G1:wykresy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ykresy.A2:wykresy.A6</svg:desc>
                </draw:g>
              </table:table-cell>
              <table:table-cell office:value-type="float" office:value="3490.80062259414">
                <text:p>3490.80062259414</text:p>
                <draw:g>
                  <svg:desc>wykresy.B2:wykresy.B6</svg:desc>
                </draw:g>
              </table:table-cell>
              <table:table-cell office:value-type="float" office:value="1">
                <text:p>1</text:p>
                <draw:g>
                  <svg:desc>wykresy.C2:wykresy.C6</svg:desc>
                </draw:g>
              </table:table-cell>
              <table:table-cell office:value-type="float" office:value="3507.62714237531">
                <text:p>3507.62714237531</text:p>
                <draw:g>
                  <svg:desc>wykresy.D2:wykresy.D6</svg:desc>
                </draw:g>
              </table:table-cell>
              <table:table-cell office:value-type="float" office:value="1">
                <text:p>1</text:p>
                <draw:g>
                  <svg:desc>wykresy.E2:wykresy.E6</svg:desc>
                </draw:g>
              </table:table-cell>
              <table:table-cell office:value-type="float" office:value="2670.67973241239">
                <text:p>2670.67973241239</text:p>
                <draw:g>
                  <svg:desc>wykresy.F2:wykresy.F6</svg:desc>
                </draw:g>
              </table:table-cell>
              <table:table-cell office:value-type="float" office:value="0">
                <text:p>0</text:p>
                <draw:g>
                  <svg:desc>wykresy.G2:wykresy.G7</svg:desc>
                </draw:g>
              </table:table-cell>
              <table:table-cell office:value-type="float" office:value="3943.22351525734">
                <text:p>3943.22351525734</text:p>
                <draw:g>
                  <svg:desc>wykresy.H2:wykresy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39.14485197337">
                <text:p>3539.14485197337</text:p>
              </table:table-cell>
              <table:table-cell office:value-type="float" office:value="2">
                <text:p>2</text:p>
              </table:table-cell>
              <table:table-cell office:value-type="float" office:value="3662.32708642878">
                <text:p>3662.32708642878</text:p>
              </table:table-cell>
              <table:table-cell office:value-type="float" office:value="2">
                <text:p>2</text:p>
              </table:table-cell>
              <table:table-cell office:value-type="float" office:value="2885.32523229799">
                <text:p>2885.32523229799</text:p>
              </table:table-cell>
              <table:table-cell office:value-type="float" office:value="1">
                <text:p>1</text:p>
              </table:table-cell>
              <table:table-cell office:value-type="float" office:value="1883.38889005645">
                <text:p>1883.38889005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943.22351525734">
                <text:p>3943.22351525734</text:p>
              </table:table-cell>
              <table:table-cell office:value-type="float" office:value="5">
                <text:p>5</text:p>
              </table:table-cell>
              <table:table-cell office:value-type="float" office:value="3943.22351525734">
                <text:p>3943.22351525734</text:p>
              </table:table-cell>
              <table:table-cell office:value-type="float" office:value="5">
                <text:p>5</text:p>
              </table:table-cell>
              <table:table-cell office:value-type="float" office:value="3943.22351525734">
                <text:p>3943.22351525734</text:p>
              </table:table-cell>
              <table:table-cell office:value-type="float" office:value="2">
                <text:p>2</text:p>
              </table:table-cell>
              <table:table-cell office:value-type="float" office:value="1457.1960966095">
                <text:p>1457.1960966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304.57657522761">
                <text:p>4304.57657522761</text:p>
              </table:table-cell>
              <table:table-cell office:value-type="float" office:value="10">
                <text:p>10</text:p>
              </table:table-cell>
              <table:table-cell office:value-type="float" office:value="4133.72388712193">
                <text:p>4133.72388712193</text:p>
              </table:table-cell>
              <table:table-cell office:value-type="float" office:value="10">
                <text:p>10</text:p>
              </table:table-cell>
              <table:table-cell office:value-type="float" office:value="5339.96417854438">
                <text:p>5339.96417854438</text:p>
              </table:table-cell>
              <table:table-cell office:value-type="float" office:value="5">
                <text:p>5</text:p>
              </table:table-cell>
              <table:table-cell office:value-type="float" office:value="1137.14874916713">
                <text:p>1137.1487491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75.66050000031">
                <text:p>4475.66050000031</text:p>
              </table:table-cell>
              <table:table-cell office:value-type="float" office:value="20">
                <text:p>20</text:p>
              </table:table-cell>
              <table:table-cell office:value-type="float" office:value="4198.32012618156">
                <text:p>4198.32012618156</text:p>
              </table:table-cell>
              <table:table-cell office:value-type="float" office:value="20">
                <text:p>20</text:p>
              </table:table-cell>
              <table:table-cell office:value-type="float" office:value="6841.87294210685">
                <text:p>6841.87294210685</text:p>
              </table:table-cell>
              <table:table-cell office:value-type="float" office:value="10">
                <text:p>10</text:p>
              </table:table-cell>
              <table:table-cell office:value-type="float" office:value="943.550322736417">
                <text:p>943.55032273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30.91252935217">
                <text:p>830.9125293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85cm" svg:height="12.754cm" xlink:href=".." xlink:type="simple" chart:class="chart:scatter" chart:style-name="ch1">
        <chart:title svg:x="9.514cm" svg:y="0.391cm" chart:style-name="ch2">
          <text:p>USA small</text:p>
        </chart:title>
        <chart:legend chart:legend-position="bottom" svg:x="9.374cm" svg:y="11.971cm" style:legend-expansion="wide" chart:style-name="ch3"/>
        <chart:plot-area chart:style-name="ch4" table:cell-range-address="wykresy.I1:wykresy.I6 wykresy.J2:wykresy.J6" chart:data-source-has-labels="row" svg:x="1.35cm" svg:y="1.29cm" svg:width="19.498cm" svg:height="10.129cm">
          <chartooo:coordinate-region svg:x="2.342cm" svg:y="1.49cm" svg:width="18.226cm" svg:height="9.283cm"/>
          <chart:axis chart:dimension="x" chart:name="primary-x" chart:style-name="ch5">
            <chart:title svg:x="10.38cm" svg:y="11.674cm" chart:style-name="ch6">
              <text:p>localSize</text:p>
            </chart:title>
          </chart:axis>
          <chart:axis chart:dimension="y" chart:name="primary-y" chart:style-name="ch5">
            <chart:title svg:x="0.365cm" svg:y="6.861cm" chart:style-name="ch7">
              <text:p>Droga</text:p>
            </chart:title>
            <chart:grid chart:style-name="ch8" chart:class="major"/>
          </chart:axis>
          <chart:series chart:style-name="ch9" chart:values-cell-range-address="wykresy.J2:wykresy.J6" chart:label-cell-address="wykresy.I1:wykresy.I1" chart:class="chart:scatter">
            <chart:domain table:cell-range-address="wykresy.I2:wykresy.I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localSize</text:p>
                <draw:g>
                  <svg:desc>wykresy.I1:wykres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ykresy.I2:wykresy.I6</svg:desc>
                </draw:g>
              </table:table-cell>
              <table:table-cell office:value-type="float" office:value="3914.29145027972">
                <text:p>3914.29145027972</text:p>
                <draw:g>
                  <svg:desc>wykresy.J2:wykresy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943.22351525734">
                <text:p>3943.22351525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961.97869461257">
                <text:p>3961.9786946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928.39355007655">
                <text:p>3928.3935500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938.11054439819">
                <text:p>3938.11054439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15cm" svg:height="13.242cm" xlink:href=".." xlink:type="simple" chart:class="chart:bar" chart:style-name="ch1">
        <chart:title svg:x="9.129cm" svg:y="0.4cm" chart:style-name="ch2">
          <text:p>USA small</text:p>
        </chart:title>
        <chart:legend chart:legend-position="bottom" svg:x="5.224cm" svg:y="12.459cm" style:legend-expansion="wide" chart:style-name="ch3"/>
        <chart:plot-area chart:style-name="ch4" table:cell-range-address="wykresy.A10:wykresy.A12 wykresy.B11:wykresy.B12 wykresy.C10:wykresy.C11 wykresy.D11:wykresy.D11 wykresy.E10:wykresy.E11 wykresy.F11:wykresy.F11" chart:data-source-has-labels="row" svg:x="1.421cm" svg:y="1.707cm" svg:width="18.274cm" svg:height="10.0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82cm" svg:y="1.707cm" svg:width="16.728cm" svg:height="9.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title svg:x="0.451cm" svg:y="7.248cm" chart:style-name="ch7">
              <text:p>Droga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wykresy.B11:wykresy.B11" chart:label-cell-address="wykresy.A10:wykresy.A11" chart:class="chart:bar">
            <chart:data-point/>
          </chart:series>
          <chart:series chart:style-name="ch10" chart:values-cell-range-address="wykresy.D11:wykresy.D11" chart:label-cell-address="wykresy.C10:wykresy.C11" chart:class="chart:bar">
            <chart:data-point/>
          </chart:series>
          <chart:series chart:style-name="ch11" chart:values-cell-range-address="wykresy.F11:wykresy.F11" chart:label-cell-address="wykresy.E10:wykresy.E11" chart:class="chart:bar">
            <chart:data-point/>
          </chart:series>
          <chart:series chart:style-name="ch12" chart:values-cell-range-address="wykresy.B12:wykresy.B12" chart:label-cell-address="wykresy.A12:wykresy.A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Nest true</text:p>
                <text:list>
                  <text:list-item>
                    <text:p>randomNest</text:p>
                  </text:list-item>
                  <text:list-item>
                    <text:p>true</text:p>
                  </text:list-item>
                </text:list>
                <draw:g>
                  <svg:desc>wykresy.A10:wykresy.A11</svg:desc>
                </draw:g>
              </table:table-cell>
              <table:table-cell office:value-type="string">
                <text:p>randomSplit true</text:p>
                <text:list>
                  <text:list-item>
                    <text:p>randomSplit</text:p>
                  </text:list-item>
                  <text:list-item>
                    <text:p>true</text:p>
                  </text:list-item>
                </text:list>
                <draw:g>
                  <svg:desc>wykresy.C10:wykresy.C11</svg:desc>
                </draw:g>
              </table:table-cell>
              <table:table-cell office:value-type="string">
                <text:p>localSplit true</text:p>
                <text:list>
                  <text:list-item>
                    <text:p>localSplit</text:p>
                  </text:list-item>
                  <text:list-item>
                    <text:p>true</text:p>
                  </text:list-item>
                </text:list>
                <draw:g>
                  <svg:desc>wykresy.E10:wykresy.E11</svg:desc>
                </draw:g>
              </table:table-cell>
              <table:table-cell office:value-type="string">
                <text:p>false</text:p>
                <draw:g>
                  <svg:desc>wykresy.A12:wykresy.A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261.26616210489">
                <text:p>9261.26616210489</text:p>
                <draw:g>
                  <svg:desc>wykresy.B11:wykresy.B11</svg:desc>
                </draw:g>
              </table:table-cell>
              <table:table-cell office:value-type="float" office:value="3187.03458237486">
                <text:p>3187.03458237486</text:p>
                <draw:g>
                  <svg:desc>wykresy.D11:wykresy.D11</svg:desc>
                </draw:g>
              </table:table-cell>
              <table:table-cell office:value-type="float" office:value="3974.0159715512">
                <text:p>3974.0159715512</text:p>
                <draw:g>
                  <svg:desc>wykresy.F11:wykresy.F11</svg:desc>
                </draw:g>
              </table:table-cell>
              <table:table-cell office:value-type="float" office:value="3943.22351525734">
                <text:p>3943.22351525734</text:p>
                <draw:g>
                  <svg:desc>wykresy.B12:wykresy.B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